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NFL_20_Football_20_Stats_20_-_20_NFL_20_Team_20_R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1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NFL Football Stats - NFL Team R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1" table:number-columns-repeated="6" table:default-cell-style-name="ce2"/>
        <table:table-column table:style-name="co1" table:number-columns-repeated="248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Team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string" calcext:value-type="string">
            <text:p>Last 3</text:p>
          </table:table-cell>
          <table:table-cell table:style-name="ce1" office:value-type="string" calcext:value-type="string">
            <text:p>Last 1</text:p>
          </table:table-cell>
          <table:table-cell table:style-name="ce1" office:value-type="string" calcext:value-type="string">
            <text:p>Home</text:p>
          </table:table-cell>
          <table:table-cell table:style-name="ce1" office:value-type="string" calcext:value-type="string">
            <text:p>Away</text:p>
          </table:table-cell>
          <table:table-cell table:style-name="ce1" office:value-type="float" office:value="2005" calcext:value-type="float">
            <text:p>2005</text:p>
          </table:table-cell>
          <table:table-cell table:number-columns-repeated="2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rizona</text:p>
          </table:table-cell>
          <table:table-cell office:value-type="percentage" office:value="0.463" calcext:value-type="percentage">
            <text:p>46.30%</text:p>
          </table:table-cell>
          <table:table-cell office:value-type="percentage" office:value="0.3571" calcext:value-type="percentage">
            <text:p>35.71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5185" calcext:value-type="percentage">
            <text:p>51.85%</text:p>
          </table:table-cell>
          <table:table-cell office:value-type="percentage" office:value="0.4074" calcext:value-type="percentage">
            <text:p>40.74%</text:p>
          </table:table-cell>
          <table:table-cell office:value-type="percentage" office:value="0.2826" calcext:value-type="percentage">
            <text:p>28.26%</text:p>
          </table:table-cell>
          <table:table-cell table:number-columns-repeated="24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tlanta</text:p>
          </table:table-cell>
          <table:table-cell office:value-type="percentage" office:value="0.4255" calcext:value-type="percentage">
            <text:p>42.55%</text:p>
          </table:table-cell>
          <table:table-cell office:value-type="percentage" office:value="0.8571" calcext:value-type="percentage">
            <text:p>85.71%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4231" calcext:value-type="percentage">
            <text:p>42.31%</text:p>
          </table:table-cell>
          <table:table-cell office:value-type="percentage" office:value="0.4286" calcext:value-type="percentage">
            <text:p>42.86%</text:p>
          </table:table-cell>
          <table:table-cell office:value-type="percentage" office:value="0.5741" calcext:value-type="percentage">
            <text:p>57.41%</text:p>
          </table:table-cell>
          <table:table-cell table:number-columns-repeated="24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altimore</text:p>
          </table:table-cell>
          <table:table-cell office:value-type="percentage" office:value="0.4151" calcext:value-type="percentage">
            <text:p>41.51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3636" calcext:value-type="percentage">
            <text:p>36.36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81" calcext:value-type="percentage">
            <text:p>38.10%</text:p>
          </table:table-cell>
          <table:table-cell table:number-columns-repeated="2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uffalo</text:p>
          </table:table-cell>
          <table:table-cell office:value-type="percentage" office:value="0.4286" calcext:value-type="percentage">
            <text:p>42.86%</text:p>
          </table:table-cell>
          <table:table-cell office:value-type="percentage" office:value="0.1667" calcext:value-type="percentage">
            <text:p>16.67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3469" calcext:value-type="percentage">
            <text:p>34.69%</text:p>
          </table:table-cell>
          <table:table-cell table:number-columns-repeated="2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arolina</text:p>
          </table:table-cell>
          <table:table-cell office:value-type="percentage" office:value="0.4688" calcext:value-type="percentage">
            <text:p>46.88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5294" calcext:value-type="percentage">
            <text:p>52.94%</text:p>
          </table:table-cell>
          <table:table-cell office:value-type="percentage" office:value="0.55" calcext:value-type="percentage">
            <text:p>55.00%</text:p>
          </table:table-cell>
          <table:table-cell table:number-columns-repeated="2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icago</text:p>
          </table:table-cell>
          <table:table-cell office:value-type="percentage" office:value="0.5085" calcext:value-type="percentage">
            <text:p>50.85%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5676" calcext:value-type="percentage">
            <text:p>56.76%</text:p>
          </table:table-cell>
          <table:table-cell office:value-type="percentage" office:value="0.4091" calcext:value-type="percentage">
            <text:p>40.91%</text:p>
          </table:table-cell>
          <table:table-cell office:value-type="percentage" office:value="0.5" calcext:value-type="percentage">
            <text:p>50.00%</text:p>
          </table:table-cell>
          <table:table-cell table:number-columns-repeated="2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incinnati</text:p>
          </table:table-cell>
          <table:table-cell office:value-type="percentage" office:value="0.5769" calcext:value-type="percentage">
            <text:p>57.6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percentage" office:value="0.5926" calcext:value-type="percentage">
            <text:p>59.26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538" calcext:value-type="percentage">
            <text:p>55.38%</text:p>
          </table:table-cell>
          <table:table-cell table:number-columns-repeated="24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leveland</text:p>
          </table:table-cell>
          <table:table-cell office:value-type="percentage" office:value="0.4872" calcext:value-type="percentage">
            <text:p>48.72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5294" calcext:value-type="percentage">
            <text:p>52.94%</text:p>
          </table:table-cell>
          <table:table-cell office:value-type="percentage" office:value="0.4545" calcext:value-type="percentage">
            <text:p>45.45%</text:p>
          </table:table-cell>
          <table:table-cell office:value-type="percentage" office:value="0.2821" calcext:value-type="percentage">
            <text:p>28.21%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allas</text:p>
          </table:table-cell>
          <table:table-cell office:value-type="percentage" office:value="0.5902" calcext:value-type="percentage">
            <text:p>59.02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.5714" calcext:value-type="percentage">
            <text:p>57.14%</text:p>
          </table:table-cell>
          <table:table-cell office:value-type="percentage" office:value="0.6061" calcext:value-type="percentage">
            <text:p>60.61%</text:p>
          </table:table-cell>
          <table:table-cell office:value-type="percentage" office:value="0.5283" calcext:value-type="percentage">
            <text:p>52.83%</text:p>
          </table:table-cell>
          <table:table-cell table:number-columns-repeated="2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nver</text:p>
          </table:table-cell>
          <table:table-cell office:value-type="percentage" office:value="0.5455" calcext:value-type="percentage">
            <text:p>54.55%</text:p>
          </table:table-cell>
          <table:table-cell office:value-type="percentage" office:value="0.4615" calcext:value-type="percentage">
            <text:p>46.15%</text:p>
          </table:table-cell>
          <table:table-cell office:value-type="percentage" office:value="0.25" calcext:value-type="percentage">
            <text:p>25.00%</text:p>
          </table:table-cell>
          <table:table-cell table:number-columns-repeated="2" office:value-type="percentage" office:value="0.5455" calcext:value-type="percentage">
            <text:p>54.55%</text:p>
          </table:table-cell>
          <table:table-cell office:value-type="percentage" office:value="0.6" calcext:value-type="percentage">
            <text:p>60.00%</text:p>
          </table:table-cell>
          <table:table-cell table:number-columns-repeated="24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etroit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375" calcext:value-type="percentage">
            <text:p>37.50%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.3158" calcext:value-type="percentage">
            <text:p>31.58%</text:p>
          </table:table-cell>
          <table:table-cell office:value-type="percentage" office:value="0.4615" calcext:value-type="percentage">
            <text:p>46.15%</text:p>
          </table:table-cell>
          <table:table-cell office:value-type="percentage" office:value="0.5" calcext:value-type="percentage">
            <text:p>50.00%</text:p>
          </table:table-cell>
          <table:table-cell table:number-columns-repeated="24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reen Bay</text:p>
          </table:table-cell>
          <table:table-cell office:value-type="percentage" office:value="0.3265" calcext:value-type="percentage">
            <text:p>32.65%</text:p>
          </table:table-cell>
          <table:table-cell office:value-type="percentage" office:value="0.1667" calcext:value-type="percentage">
            <text:p>16.67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478" calcext:value-type="percentage">
            <text:p>34.78%</text:p>
          </table:table-cell>
          <table:table-cell office:value-type="percentage" office:value="0.3077" calcext:value-type="percentage">
            <text:p>30.77%</text:p>
          </table:table-cell>
          <table:table-cell office:value-type="percentage" office:value="0.4783" calcext:value-type="percentage">
            <text:p>47.83%</text:p>
          </table:table-cell>
          <table:table-cell table:number-columns-repeated="2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ouston</text:p>
          </table:table-cell>
          <table:table-cell office:value-type="percentage" office:value="0.5714" calcext:value-type="percentage">
            <text:p>57.14%</text:p>
          </table:table-cell>
          <table:table-cell office:value-type="percentage" office:value="0.7143" calcext:value-type="percentage">
            <text:p>71.43%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.6087" calcext:value-type="percentage">
            <text:p>60.87%</text:p>
          </table:table-cell>
          <table:table-cell office:value-type="percentage" office:value="0.5263" calcext:value-type="percentage">
            <text:p>52.63%</text:p>
          </table:table-cell>
          <table:table-cell office:value-type="percentage" office:value="0.4324" calcext:value-type="percentage">
            <text:p>43.24%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dianapolis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3571" calcext:value-type="percentage">
            <text:p>35.71%</text:p>
          </table:table-cell>
          <table:table-cell office:value-type="percentage" office:value="0.1667" calcext:value-type="percentage">
            <text:p>16.67%</text:p>
          </table:table-cell>
          <table:table-cell office:value-type="percentage" office:value="0.7073" calcext:value-type="percentage">
            <text:p>70.73%</text:p>
          </table:table-cell>
          <table:table-cell office:value-type="percentage" office:value="0.4872" calcext:value-type="percentage">
            <text:p>48.72%</text:p>
          </table:table-cell>
          <table:table-cell office:value-type="percentage" office:value="0.6032" calcext:value-type="percentage">
            <text:p>60.32%</text:p>
          </table:table-cell>
          <table:table-cell table:number-columns-repeated="2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acksonville</text:p>
          </table:table-cell>
          <table:table-cell office:value-type="percentage" office:value="0.5769" calcext:value-type="percentage">
            <text:p>57.69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5714" calcext:value-type="percentage">
            <text:p>57.14%</text:p>
          </table:table-cell>
          <table:table-cell office:value-type="percentage" office:value="0.5833" calcext:value-type="percentage">
            <text:p>58.33%</text:p>
          </table:table-cell>
          <table:table-cell office:value-type="percentage" office:value="0.5577" calcext:value-type="percentage">
            <text:p>55.77%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ansas City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6207" calcext:value-type="percentage">
            <text:p>62.07%</text:p>
          </table:table-cell>
          <table:table-cell office:value-type="percentage" office:value="0.5714" calcext:value-type="percentage">
            <text:p>57.14%</text:p>
          </table:table-cell>
          <table:table-cell office:value-type="percentage" office:value="0.5185" calcext:value-type="percentage">
            <text:p>51.85%</text:p>
          </table:table-cell>
          <table:table-cell table:number-columns-repeated="24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iami</text:p>
          </table:table-cell>
          <table:table-cell office:value-type="percentage" office:value="0.4348" calcext:value-type="percentage">
            <text:p>43.48%</text:p>
          </table:table-cell>
          <table:table-cell office:value-type="percentage" office:value="0.2857" calcext:value-type="percentage">
            <text:p>28.57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4615" calcext:value-type="percentage">
            <text:p>46.15%</text:p>
          </table:table-cell>
          <table:table-cell office:value-type="percentage" office:value="0.4038" calcext:value-type="percentage">
            <text:p>40.38%</text:p>
          </table:table-cell>
          <table:table-cell table:number-columns-repeated="24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innesota</text:p>
          </table:table-cell>
          <table:table-cell office:value-type="percentage" office:value="0.4524" calcext:value-type="percentage">
            <text:p>45.24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4348" calcext:value-type="percentage">
            <text:p>43.48%</text:p>
          </table:table-cell>
          <table:table-cell office:value-type="percentage" office:value="0.4737" calcext:value-type="percentage">
            <text:p>47.37%</text:p>
          </table:table-cell>
          <table:table-cell office:value-type="percentage" office:value="0.451" calcext:value-type="percentage">
            <text:p>45.10%</text:p>
          </table:table-cell>
          <table:table-cell table:number-columns-repeated="2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ew England</text:p>
          </table:table-cell>
          <table:table-cell office:value-type="percentage" office:value="0.5946" calcext:value-type="percentage">
            <text:p>59.46%</text:p>
          </table:table-cell>
          <table:table-cell office:value-type="percentage" office:value="0.5714" calcext:value-type="percentage">
            <text:p>57.14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4865" calcext:value-type="percentage">
            <text:p>48.65%</text:p>
          </table:table-cell>
          <table:table-cell office:value-type="percentage" office:value="0.7027" calcext:value-type="percentage">
            <text:p>70.27%</text:p>
          </table:table-cell>
          <table:table-cell office:value-type="percentage" office:value="0.6349" calcext:value-type="percentage">
            <text:p>63.49%</text:p>
          </table:table-cell>
          <table:table-cell table:number-columns-repeated="2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ew Orleans</text:p>
          </table:table-cell>
          <table:table-cell office:value-type="percentage" office:value="0.5593" calcext:value-type="percentage">
            <text:p>55.93%</text:p>
          </table:table-cell>
          <table:table-cell office:value-type="percentage" office:value="0.7778" calcext:value-type="percentage">
            <text:p>77.7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6207" calcext:value-type="percentage">
            <text:p>62.07%</text:p>
          </table:table-cell>
          <table:table-cell office:value-type="percentage" office:value="0.381" calcext:value-type="percentage">
            <text:p>38.10%</text:p>
          </table:table-cell>
          <table:table-cell table:number-columns-repeated="2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Y Giants</text:p>
          </table:table-cell>
          <table:table-cell office:value-type="percentage" office:value="0.5273" calcext:value-type="percentage">
            <text:p>52.73%</text:p>
          </table:table-cell>
          <table:table-cell office:value-type="percentage" office:value="0.4444" calcext:value-type="percentage">
            <text:p>44.44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percentage" office:value="0.5517" calcext:value-type="percentage">
            <text:p>55.17%</text:p>
          </table:table-cell>
          <table:table-cell office:value-type="percentage" office:value="0.4576" calcext:value-type="percentage">
            <text:p>45.76%</text:p>
          </table:table-cell>
          <table:table-cell table:number-columns-repeated="24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Y Jets</text:p>
          </table:table-cell>
          <table:table-cell office:value-type="percentage" office:value="0.4314" calcext:value-type="percentage">
            <text:p>43.14%</text:p>
          </table:table-cell>
          <table:table-cell office:value-type="percentage" office:value="0.1818" calcext:value-type="percentage">
            <text:p>18.18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4545" calcext:value-type="percentage">
            <text:p>45.45%</text:p>
          </table:table-cell>
          <table:table-cell office:value-type="percentage" office:value="0.4138" calcext:value-type="percentage">
            <text:p>41.38%</text:p>
          </table:table-cell>
          <table:table-cell office:value-type="percentage" office:value="0.4419" calcext:value-type="percentage">
            <text:p>44.19%</text:p>
          </table:table-cell>
          <table:table-cell table:number-columns-repeated="24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Oakland</text:p>
          </table:table-cell>
          <table:table-cell office:value-type="percentage" office:value="0.2857" calcext:value-type="percentage">
            <text:p>28.57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2353" calcext:value-type="percentage">
            <text:p>23.53%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.4667" calcext:value-type="percentage">
            <text:p>46.67%</text:p>
          </table:table-cell>
          <table:table-cell table:number-columns-repeated="2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hiladelphia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286" calcext:value-type="percentage">
            <text:p>42.86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75" calcext:value-type="percentage">
            <text:p>37.50%</text:p>
          </table:table-cell>
          <table:table-cell office:value-type="percentage" office:value="0.6923" calcext:value-type="percentage">
            <text:p>69.23%</text:p>
          </table:table-cell>
          <table:table-cell office:value-type="percentage" office:value="0.5366" calcext:value-type="percentage">
            <text:p>53.66%</text:p>
          </table:table-cell>
          <table:table-cell table:number-columns-repeated="2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ittsburgh</text:p>
          </table:table-cell>
          <table:table-cell table:number-columns-repeated="5" office:value-type="percentage" office:value="0.5" calcext:value-type="percentage">
            <text:p>50.0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n Diego</text:p>
          </table:table-cell>
          <table:table-cell office:value-type="percentage" office:value="0.6923" calcext:value-type="percentage">
            <text:p>69.23%</text:p>
          </table:table-cell>
          <table:table-cell office:value-type="percentage" office:value="0.7143" calcext:value-type="percentage">
            <text:p>71.43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6053" calcext:value-type="percentage">
            <text:p>60.53%</text:p>
          </table:table-cell>
          <table:table-cell office:value-type="percentage" office:value="0.8148" calcext:value-type="percentage">
            <text:p>81.48%</text:p>
          </table:table-cell>
          <table:table-cell office:value-type="percentage" office:value="0.7" calcext:value-type="percentage">
            <text:p>70.00%</text:p>
          </table:table-cell>
          <table:table-cell table:number-columns-repeated="24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an Francisco</text:p>
          </table:table-cell>
          <table:table-cell office:value-type="percentage" office:value="0.4167" calcext:value-type="percentage">
            <text:p>41.67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4286" calcext:value-type="percentage">
            <text:p>42.86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3929" calcext:value-type="percentage">
            <text:p>39.29%</text:p>
          </table:table-cell>
          <table:table-cell table:number-columns-repeated="2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eattle</text:p>
          </table:table-cell>
          <table:table-cell office:value-type="percentage" office:value="0.5306" calcext:value-type="percentage">
            <text:p>53.06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5185" calcext:value-type="percentage">
            <text:p>51.85%</text:p>
          </table:table-cell>
          <table:table-cell office:value-type="percentage" office:value="0.5455" calcext:value-type="percentage">
            <text:p>54.55%</text:p>
          </table:table-cell>
          <table:table-cell office:value-type="percentage" office:value="0.6761" calcext:value-type="percentage">
            <text:p>67.61%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 Louis</text:p>
          </table:table-cell>
          <table:table-cell office:value-type="percentage" office:value="0.5741" calcext:value-type="percentage">
            <text:p>57.41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6207" calcext:value-type="percentage">
            <text:p>62.0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706" calcext:value-type="percentage">
            <text:p>47.06%</text:p>
          </table:table-cell>
          <table:table-cell table:number-columns-repeated="2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ampa Bay</text:p>
          </table:table-cell>
          <table:table-cell office:value-type="percentage" office:value="0.4324" calcext:value-type="percentage">
            <text:p>43.24%</text:p>
          </table:table-cell>
          <table:table-cell office:value-type="percentage" office:value="0.3636" calcext:value-type="percentage">
            <text:p>36.36%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.4444" calcext:value-type="percentage">
            <text:p>44.44%</text:p>
          </table:table-cell>
          <table:table-cell office:value-type="percentage" office:value="0.4211" calcext:value-type="percentage">
            <text:p>42.11%</text:p>
          </table:table-cell>
          <table:table-cell office:value-type="percentage" office:value="0.5" calcext:value-type="percentage">
            <text:p>50.00%</text:p>
          </table:table-cell>
          <table:table-cell table:number-columns-repeated="2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ennessee</text:p>
          </table:table-cell>
          <table:table-cell office:value-type="percentage" office:value="0.4474" calcext:value-type="percentage">
            <text:p>44.74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4762" calcext:value-type="percentage">
            <text:p>47.62%</text:p>
          </table:table-cell>
          <table:table-cell office:value-type="percentage" office:value="0.4118" calcext:value-type="percentage">
            <text:p>41.18%</text:p>
          </table:table-cell>
          <table:table-cell office:value-type="percentage" office:value="0.4783" calcext:value-type="percentage">
            <text:p>47.83%</text:p>
          </table:table-cell>
          <table:table-cell table:number-columns-repeated="2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Washington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6364" calcext:value-type="percentage">
            <text:p>63.64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4583" calcext:value-type="percentage">
            <text:p>45.83%</text:p>
          </table:table-cell>
          <table:table-cell office:value-type="percentage" office:value="0.5556" calcext:value-type="percentage">
            <text:p>55.56%</text:p>
          </table:table-cell>
          <table:table-cell office:value-type="percentage" office:value="0.62" calcext:value-type="percentage">
            <text:p>62.00%</text:p>
          </table:table-cell>
          <table:table-cell table:number-columns-repeated="2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FL_20_Football_20_Stats_20_-_20_NFL_20_Team_20_R" style:display-name="PageStyle_NFL Football Stats - NFL Team 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4" meta:object-count="0"/>
    <meta:generator>LibreOffice/4.2.6.3$Linux_X86_64 LibreOffice_project/420m0$Build-3</meta:generator>
  </office:meta>
</office:document-meta>
</file>